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Endpoint.getDefaul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ndpoint.get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ndpoint.setRequired(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ndpoint.setDefaultOperation( QName default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ndpoint.setDefaultMep( URI defaultM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ndpoint.getDefaultM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biEndpoint.getEle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ndpoint.setElementType( QName elem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ndpoint.setRole( Role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ndpoi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biEndpoint.ge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